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/>
            <text:p>Triangle</text:p>
            <text:p/>
            <text:p>Determine whether a triangle can be built from a given set of edges.</text:p>
            <text:p/>
            <text:p text:style-name="P1"><text:span text:style-name="T1">Complexity: E</text:span>as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blem</text:p>
          </draw:text-box>
        </draw:frame>
        <draw:frame draw:style-name="gr2" draw:text-style-name="P3" draw:layer="layout" svg:width="26.67cm" svg:height="12.125cm" svg:x="0.635cm" svg:y="3.175cm">
          <draw:text-box>
            <text:p><text:span text:style-name="T2">An array A consisting of N integers is given. A triplet (P, Q, R) is triangular if 0 ≤ P &lt; Q &lt; R &lt; N and:</text:span></text:p>
            <text:p><text:span text:style-name="T2"><text:s text:c="8"/></text:span><text:span text:style-name="T2">A[P] + A[Q] &gt; A[R],</text:span></text:p>
            <text:p><text:span text:style-name="T2"><text:s text:c="8"/></text:span><text:span text:style-name="T2">A[Q] + A[R] &gt; A[P],</text:span></text:p>
            <text:p><text:span text:style-name="T2"><text:s text:c="8"/></text:span><text:span text:style-name="T2">A[R] + A[P] &gt; A[Q].</text:span></text:p>
            <text:p/>
            <text:p><text:span text:style-name="T2">Write a function:</text:span></text:p>
            <text:p/>
            <text:p><text:span text:style-name="T2"><text:s text:c="4"/></text:span><text:span text:style-name="T2">def solution(A)</text:span></text:p>
            <text:p/>
            <text:p><text:span text:style-name="T2">that, given an array A consisting of N integers, returns 1 if there exists a triangular triplet for this array and returns 0 otherwise.</text:span></text:p>
            <text:p/>
            <text:p><text:span text:style-name="T2">Write an efficient algorithm for the following assumptions:</text:span></text:p>
            <text:p/>
            <text:p><text:span text:style-name="T2"><text:s text:c="8"/></text:span><text:span text:style-name="T2">N is an integer within the range [0..100,000];</text:span></text:p>
            <text:p><text:span text:style-name="T2"><text:s text:c="8"/></text:span><text:span text:style-name="T2">each element of array A is an integer within the range [−2,147,483,648..2,147,483,647].</text:span>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3" draw:text-style-name="P3" draw:layer="layout" svg:width="26.67cm" svg:height="11.43cm" svg:x="0.635cm" svg:y="3.81cm">
          <draw:text-box>
            <text:p text:style-name="P4">For example, consider array A such that:</text:p>
            <text:p text:style-name="P4"><text:s text:c="2"/>A[0] = 10 <text:s text:c="3"/>A[1] = 2 <text:s text:c="3"/>A[2] = 5</text:p>
            <text:p text:style-name="P4"><text:s text:c="2"/>A[3] = 1 <text:s text:c="4"/>A[4] = 8 <text:s text:c="3"/>A[5] = 20</text:p>
            <text:p text:style-name="P4"/>
            <text:p text:style-name="P4">Triplet (0, 2, 4) is triangular.</text:p>
            <text:p text:style-name="P4"/>
            <text:p text:style-name="P4">For example, given array A such that:</text:p>
            <text:p text:style-name="P4"><text:s text:c="2"/>A[0] = 10 <text:s text:c="3"/>A[1] = 2 <text:s text:c="3"/>A[2] = 5</text:p>
            <text:p text:style-name="P4"><text:s text:c="2"/>A[3] = 1 <text:s text:c="4"/>A[4] = 8 <text:s text:c="3"/>A[5] = 20</text:p>
            <text:p text:style-name="P4">the function should return 1, as explained above. </text:p>
            <text:p text:style-name="P4"/>
            <text:p text:style-name="P4">Given array A such that:</text:p>
            <text:p text:style-name="P4"><text:s text:c="2"/>A[0] = 10 <text:s text:c="3"/>A[1] = 50 <text:s text:c="3"/>A[2] = 5, A[3] = 1</text:p>
            <text:p text:style-name="P4"/>
            <text:p text:style-name="P4">the function should return 0.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de</text:p>
          </draw:text-box>
        </draw:frame>
        <draw:frame draw:style-name="gr4" draw:text-style-name="P3" draw:layer="layout" svg:width="25.4cm" svg:height="12.038cm" svg:x="1.27cm" svg:y="3.81cm">
          <draw:text-box>
            <text:p><text:span text:style-name="T3">def solution(A):</text:span></text:p>
            <text:p><text:span text:style-name="T3"><text:s text:c="4"/></text:span><text:span text:style-name="T3">N = len(A)</text:span></text:p>
            <text:p/>
            <text:p><text:span text:style-name="T3"><text:s text:c="4"/></text:span><text:span text:style-name="T3"># If the array has less than 3 elements, no triangular triplet is possible</text:span></text:p>
            <text:p><text:span text:style-name="T3"><text:s text:c="4"/></text:span><text:span text:style-name="T3">if N &lt; 3:</text:span></text:p>
            <text:p><text:span text:style-name="T3"><text:s text:c="8"/></text:span><text:span text:style-name="T3">return 0</text:span></text:p>
            <text:p/>
            <text:p><text:span text:style-name="T3"><text:s text:c="4"/></text:span><text:span text:style-name="T3"># Sort the array in ascending order</text:span></text:p>
            <text:p><text:span text:style-name="T3"><text:s text:c="4"/></text:span><text:span text:style-name="T3">A.sort()</text:span></text:p>
            <text:p/>
            <text:p><text:span text:style-name="T3"><text:s text:c="4"/></text:span><text:span text:style-name="T3"># Iterate through the sorted array</text:span></text:p>
            <text:p><text:span text:style-name="T3"><text:s text:c="4"/></text:span><text:span text:style-name="T3">for i in range(N - 2):</text:span></text:p>
            <text:p><text:span text:style-name="T3"><text:s text:c="8"/></text:span><text:span text:style-name="T3"># Check if the triplet conditions are satisfied</text:span></text:p>
            <text:p><text:span text:style-name="T3"><text:s text:c="8"/></text:span><text:span text:style-name="T3">if A[i] + A[i + 1] &gt; A[i + 2]:</text:span></text:p>
            <text:p><text:span text:style-name="T3"><text:s text:c="12"/></text:span><text:span text:style-name="T3">return 1</text:span></text:p>
            <text:p/>
            <text:p><text:span text:style-name="T3"><text:s text:c="4"/></text:span><text:span text:style-name="T3"># No triangular triplet found</text:span></text:p>
            <text:p><text:span text:style-name="T3"><text:s text:c="4"/></text:span><text:span text:style-name="T3">return 0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5" draw:text-style-name="P3" draw:layer="layout" svg:width="21.59cm" svg:height="5.715cm" svg:x="1.27cm" svg:y="3.81cm">
          <draw:text-box>
            <text:p/>
            <text:p>Detected time complexity:</text:p>
            <text:p>O(N*log(N))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ests</text:p>
          </draw:text-box>
        </draw:frame>
        <draw:frame draw:style-name="gr3" draw:text-style-name="P3" draw:layer="layout" svg:width="13.335cm" svg:height="11.43cm" svg:x="13.97cm" svg:y="2.81cm">
          <draw:text-box>
            <text:p text:style-name="P4"><text:span text:style-name="T4">Performance tests</text:span></text:p>
            <text:p text:style-name="P4"><text:span text:style-name="T5"/></text:p>
            <text:p text:style-name="P4"><text:span text:style-name="T6">Large1: chaotic sequence with values from [0..100K], length=10K</text:span></text:p>
            <text:p text:style-name="P4"><text:span text:style-name="T5"/></text:p>
            <text:p text:style-name="P4"><text:span text:style-name="T6">Large2: 1 followed by an ascending sequence of ~50K elements from [0..100K], length=~50K</text:span></text:p>
            <text:p text:style-name="P4"><text:span text:style-name="T5"/></text:p>
            <text:p text:style-name="P4"><text:span text:style-name="T6">large_random: chaotic sequence of values from [0..1M], length=100K</text:span></text:p>
            <text:p text:style-name="P4"><text:span text:style-name="T5"/></text:p>
            <text:p text:style-name="P4"><text:span text:style-name="T6">large_negative: chaotic sequence of negative values from [-1M..-1], length=100K</text:span></text:p>
            <text:p text:style-name="P4"><text:span text:style-name="T5"/></text:p>
            <text:p text:style-name="P4"><text:span text:style-name="T6">large_negative2: chaotic sequence of negative values from [-10..-1], length=100K</text:span></text:p>
            <text:p text:style-name="P4"><text:span text:style-name="T5"/></text:p>
            <text:p text:style-name="P4"><text:span text:style-name="T6">large_negative3: sequence of -1 value, length=100K </text:span></text:p>
          </draw:text-box>
        </draw:frame>
        <draw:frame draw:style-name="gr3" draw:text-style-name="P3" draw:layer="layout" svg:width="13.9cm" svg:height="12.439cm" svg:x="0.07cm" svg:y="2.91cm">
          <draw:text-box>
            <text:p><text:span text:style-name="T4">Correctness tests</text:span></text:p>
            <text:p/>
            <text:p><text:span text:style-name="T6">extreme_empty: empty sequence</text:span></text:p>
            <text:p/>
            <text:p><text:span text:style-name="T6">extreme_single: 1-element sequence</text:span></text:p>
            <text:p/>
            <text:p><text:span text:style-name="T6">extreme_two_elems: 2-element sequence</text:span></text:p>
            <text:p/>
            <text:p><text:span text:style-name="T6">extreme_negative1: three equal negative numbers</text:span></text:p>
            <text:p/>
            <text:p><text:span text:style-name="T6">extreme_arith_overflow1: overflow test, 3 MAXINTs</text:span></text:p>
            <text:p/>
            <text:p><text:span text:style-name="T6">extreme_arith_overflow2: overflow test, 10 and 2 MININTs</text:span></text:p>
            <text:p/>
            <text:p><text:span text:style-name="T6">extreme_arith_overflow3: overflow test, 0 and 2 MAXINTs</text:span></text:p>
            <text:p><text:span text:style-name="T6"/></text:p>
            <text:p text:style-name="P4"><text:span text:style-name="T6">Medium1: chaotic sequence of values from [0..100K], length=30</text:span></text:p>
            <text:p text:style-name="P4"><text:span text:style-name="T5"/></text:p>
            <text:p text:style-name="P4"><text:span text:style-name="T6">Medium2: chaotic sequence of values from [0..1K], length=50</text:span></text:p>
            <text:p text:style-name="P4"><text:span text:style-name="T6"/></text:p>
            <text:p text:style-name="P4"><text:span text:style-name="T7">Medium3: chaotic sequence of values from [0..1K], length=1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this solution works?</text:p>
          </draw:text-box>
        </draw:frame>
        <draw:frame draw:style-name="gr6" draw:text-style-name="P3" draw:layer="layout" svg:width="24.765cm" svg:height="9.525cm" svg:x="0.635cm" svg:y="3.81cm">
          <draw:text-box>
            <text:p text:style-name="P4"><text:span text:style-name="T8"># Check if the triplet conditions are satisfied. Given that A is sorted.</text:span></text:p>
            <text:p text:style-name="P4"><text:span text:style-name="T8">if A[i] + A[i + 1] &gt; A[i + 2]:</text:span></text:p>
            <text:p text:style-name="P4"><text:span text:style-name="T8"><text:s text:c="4"/></text:span><text:span text:style-name="T8">return 1</text:span></text:p>
            <text:p text:style-name="P4"><text:span text:style-name="T8"/></text:p>
            <text:p text:style-name="P4"><text:span text:style-name="T3">If you look at this condition, given that A is sorted:</text:span></text:p>
            <text:p text:style-name="P4"><text:span text:style-name="T3">The other two conditions, viz:</text:span></text:p>
            <text:p text:style-name="P4"><text:span text:style-name="T3">A[i+2] + A[i] &gt; A[i+1]</text:span></text:p>
            <text:p text:style-name="P4"><text:span text:style-name="T9">And </text:span><text:span text:style-name="T3">A[i+2] + A[i+1] &gt; A[i]</text:span></text:p>
            <text:p text:style-name="P4"><text:span text:style-name="T3">Would be satisfied automatically since A[i+2] &gt; A[i+1] and then for second one: A[i+1] (or A[i+2]) &gt; A[i]</text:span></text:p>
            <text:p text:style-name="P4"><text:span text:style-name="T3"/></text:p>
            <text:p text:style-name="P4"><text:span text:style-name="T3">Now, what if A[x] and A[y] are supposed to be far apart. Even then:</text:span></text:p>
            <text:p text:style-name="P4"><text:span text:style-name="T3">If let’s say we have this condition met A[3] + A[10] &gt; A[11], then this condition would be met by all the numbers larger than 3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inking Traps</text:p>
          </draw:text-box>
        </draw:frame>
        <draw:frame draw:style-name="gr7" draw:text-style-name="P3" draw:layer="layout" svg:width="26.67cm" svg:height="10.16cm" svg:x="0.635cm" svg:y="3.81cm">
          <draw:text-box>
            <text:p><text:span text:style-name="T3">Read what is being asked in the question: Existence of three numbers that can form sides of a triangle.</text:span></text:p>
            <text:p/>
            <text:p><text:span text:style-name="T3">The code solution presented is straightforward as described in the example.</text:span></text:p>
            <text:p><text:span text:style-name="T3">But if you just twist your thinking a little bit:</text:span></text:p>
            <text:p/>
            <text:p><text:span text:style-name="T3">Trap 1:</text:span></text:p>
            <text:p><text:span text:style-name="T3">Instead of looking for three numbers that are close, you start looking at the extremes where numbers are on the extremes, you end up with border cases of the solution.</text:span></text:p>
            <text:p><text:span text:style-name="T3">As in: Two large numbers (roughly equal) and one small : Case of triangle </text:span></text:p>
            <text:p><text:span text:style-name="T3">This number that is small could take values large enough to be just smaller than the other two large numbers.</text:span></text:p>
            <text:p/>
            <text:p><text:span text:style-name="T3">And two very small numbers and one large number: Not a case of triangle</text:span></text:p>
            <text:p/>
            <text:p><text:span text:style-name="T3">Trap 2:</text:span></text:p>
            <text:p><text:span text:style-name="T3">Instead of starting with the condition P+Q &gt; R, P+R &gt; Q and R+Q &gt; P, you start looking at modifications of these conditions as in P &gt; abs(Q-R)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0">What if a triplet exists but numbers are far apart?</text:span></text:p>
          </draw:text-box>
        </draw:frame>
        <draw:frame draw:style-name="gr3" draw:text-style-name="P3" draw:layer="layout" svg:width="26.67cm" svg:height="12.231cm" svg:x="0.635cm" svg:y="3.175cm">
          <draw:text-box>
            <text:p><text:span text:style-name="T5">If a triangular triplet exists, sorting the array in ascending order will bring the three elements closer together. This is because sorting the array ensures that the values are in non-decreasing order, and if a triplet exists, the smallest and middle values of the triplet will be adjacent after sorting.</text:span></text:p>
            <text:p/>
            <text:p><text:span text:style-name="T5">Let's consider an example:</text:span></text:p>
            <text:p/>
            <text:p><text:span text:style-name="T5">Original array: [10, 2, 5, 1, 8, 20]</text:span></text:p>
            <text:p/>
            <text:p><text:span text:style-name="T5">After sorting: [1, 2, 5, 8, 10, 20]</text:span></text:p>
            <text:p/>
            <text:p><text:span text:style-name="T5">If there exists a triangular triplet, say (P, Q, R), where P &lt; Q &lt; R, after sorting, the values A[P], A[Q], and A[R] will be adjacent in the sorted array. The conditions A[P] + A[Q] &gt; A[R] and A[Q] + A[R] &gt; A[P] are more likely to be satisfied when the values are closer together.</text:span></text:p>
            <text:p/>
            <text:p><text:span text:style-name="T5">For example, in the sorted array [1, 2, 5, 8, 10, 20], you can see that the triplet (1, 2, 5) satisfies the triangular conditions.</text:span></text:p>
            <text:p/>
            <text:p><text:span text:style-name="T5">Therefore, sorting the array not only helps identify if a triangular triplet exists but also brings the relevant values closer together, making it easier to check the triangular conditions. If a triplet exists but the values are far apart in the original array, sorting will still reveal the existence of a triple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2cm" presentation:class="title" presentation:user-transformed="true">
          <draw:text-box>
            <text:p><text:span text:style-name="T11">How are you arriving at this:</text:span><text:span text:style-name="T11"><text:line-break/></text:span><text:span text:style-name="T11">The conditions A[P] + A[Q] &gt; A[R] and A[Q] + A[R] &gt; A[P] are more likely to be satisfied when the values are closer together.</text:span></text:p>
          </draw:text-box>
        </draw:frame>
        <draw:frame draw:style-name="gr3" draw:text-style-name="P3" draw:layer="layout" svg:width="27.94cm" svg:height="11.43cm" svg:x="0cm" svg:y="3.81cm">
          <draw:text-box>
            <text:p>Let me clarify:</text:p>
            <text:p/>
            <text:p>The conditions A[P] + A[Q] &gt; A[R] and A[Q] + A[R] &gt; A[P] are requirements for any valid triangle, and they are not affected by the proximity of values in a sorted array. These conditions are fundamental to the triangle inequality theorem.</text:p>
            <text:p/>
            <text:p>What I meant to convey is that when the array is sorted, it makes it easier to check these conditions during iteration. Specifically, in a sorted array, consecutive elements are adjacent, so when checking the conditions A[i] + A[i+1] &gt; A[i+2], you are comparing adjacent values. This simplifies the process of checking the triangular conditions as you move through the sorted array.</text:p>
            <text:p/>
            <text:p>So, to clarify, the validity of the triangular conditions is not influenced by the proximity of values in the sorted array; rather, sorting simplifies the process of checking these conditions during iteration. I appreciate your understanding, and I hope this clarifies the point.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4:50:37.574094994</meta:creation-date>
    <dc:date>2024-01-25T17:07:57.962574555</dc:date>
    <meta:editing-duration>PT2H17M17S</meta:editing-duration>
    <meta:editing-cycles>10</meta:editing-cycles>
    <meta:generator>LibreOffice/7.6.3.2$Linux_X86_64 LibreOffice_project/29d686fea9f6705b262d369fede658f824154cc0</meta:generator>
    <meta:document-statistic meta:object-count="61"/>
  </office:meta>
</office:document-meta>
</file>